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2820" officeooo:paragraph-rsid="000e2820"/>
    </style:style>
    <style:style style:name="P2" style:family="paragraph" style:parent-style-name="Standard">
      <style:text-properties officeooo:rsid="000e2820" officeooo:paragraph-rsid="000fce2d"/>
    </style:style>
    <style:style style:name="P3" style:family="paragraph" style:parent-style-name="Standard">
      <style:text-properties officeooo:rsid="000e2820" officeooo:paragraph-rsid="0012e545"/>
    </style:style>
    <style:style style:name="P4" style:family="paragraph" style:parent-style-name="Standard">
      <style:text-properties officeooo:rsid="000e2820" officeooo:paragraph-rsid="0014d0a9"/>
    </style:style>
    <style:style style:name="P5" style:family="paragraph" style:parent-style-name="Standard">
      <style:text-properties officeooo:rsid="000e2820" officeooo:paragraph-rsid="0015aa22"/>
    </style:style>
    <style:style style:name="P6" style:family="paragraph" style:parent-style-name="Standard" style:list-style-name="L1">
      <style:text-properties officeooo:paragraph-rsid="000e2820"/>
    </style:style>
    <style:style style:name="P7" style:family="paragraph" style:parent-style-name="Standard" style:list-style-name="L1">
      <style:text-properties officeooo:paragraph-rsid="000fce2d"/>
    </style:style>
    <style:style style:name="P8" style:family="paragraph" style:parent-style-name="Standard" style:list-style-name="L1">
      <style:text-properties officeooo:paragraph-rsid="0012e545"/>
    </style:style>
    <style:style style:name="P9" style:family="paragraph" style:parent-style-name="Standard" style:list-style-name="L1">
      <style:text-properties officeooo:paragraph-rsid="0014d0a9"/>
    </style:style>
    <style:style style:name="P10" style:family="paragraph" style:parent-style-name="Standard" style:list-style-name="L1">
      <style:text-properties officeooo:paragraph-rsid="0015aa22"/>
    </style:style>
    <style:style style:name="P11" style:family="paragraph" style:parent-style-name="Standard" style:list-style-name="L2">
      <style:text-properties officeooo:paragraph-rsid="000e2820"/>
    </style:style>
    <style:style style:name="P12" style:family="paragraph" style:parent-style-name="Standard" style:list-style-name="L3">
      <style:text-properties officeooo:paragraph-rsid="000e2820"/>
    </style:style>
    <style:style style:name="P13" style:family="paragraph" style:parent-style-name="Standard" style:list-style-name="L4">
      <style:text-properties officeooo:paragraph-rsid="000e2820"/>
    </style:style>
    <style:style style:name="P14" style:family="paragraph" style:parent-style-name="Standard">
      <style:text-properties fo:font-size="16pt" fo:font-style="italic" officeooo:rsid="000e2820" officeooo:paragraph-rsid="000e2820" style:font-size-asian="16pt" style:font-style-asian="italic" style:font-size-complex="16pt" style:font-style-complex="italic"/>
    </style:style>
    <style:style style:name="P15" style:family="paragraph" style:parent-style-name="Standard">
      <style:text-properties fo:font-size="16pt" fo:font-style="italic" officeooo:rsid="000e2820" officeooo:paragraph-rsid="000fce2d" style:font-size-asian="16pt" style:font-style-asian="italic" style:font-size-complex="16pt" style:font-style-complex="italic"/>
    </style:style>
    <style:style style:name="P16" style:family="paragraph" style:parent-style-name="Standard">
      <style:text-properties fo:font-size="16pt" fo:font-style="italic" officeooo:rsid="000e2820" officeooo:paragraph-rsid="0012e545" style:font-size-asian="16pt" style:font-style-asian="italic" style:font-size-complex="16pt" style:font-style-complex="italic"/>
    </style:style>
    <style:style style:name="P17" style:family="paragraph" style:parent-style-name="Standard">
      <style:text-properties fo:font-size="16pt" fo:font-style="italic" officeooo:rsid="000e2820" officeooo:paragraph-rsid="0014d0a9" style:font-size-asian="16pt" style:font-style-asian="italic" style:font-size-complex="16pt" style:font-style-complex="italic"/>
    </style:style>
    <style:style style:name="P18" style:family="paragraph" style:parent-style-name="Standard">
      <style:text-properties fo:font-size="16pt" fo:font-style="italic" officeooo:rsid="000e2820" officeooo:paragraph-rsid="0015aa22" style:font-size-asian="16pt" style:font-style-asian="italic" style:font-size-complex="16pt" style:font-style-complex="italic"/>
    </style:style>
    <style:style style:name="P19" style:family="paragraph" style:parent-style-name="Standard">
      <style:text-properties fo:font-size="16pt" fo:font-style="italic" officeooo:rsid="00183e32" officeooo:paragraph-rsid="00183e32" style:font-size-asian="16pt" style:font-style-asian="italic" style:font-size-complex="16pt" style:font-style-complex="italic"/>
    </style:style>
    <style:style style:name="P20" style:family="paragraph" style:parent-style-name="Standard">
      <style:text-properties fo:font-size="16pt" fo:font-style="italic" officeooo:rsid="00183e32" officeooo:paragraph-rsid="0018d824" style:font-size-asian="16pt" style:font-style-asian="italic" style:font-size-complex="16pt" style:font-style-complex="italic"/>
    </style:style>
    <style:style style:name="P21" style:family="paragraph" style:parent-style-name="Standard" style:list-style-name="L6">
      <style:text-properties officeooo:paragraph-rsid="000fce2d"/>
    </style:style>
    <style:style style:name="P22" style:family="paragraph" style:parent-style-name="Standard" style:list-style-name="L6">
      <style:text-properties officeooo:paragraph-rsid="0015aa22"/>
    </style:style>
    <style:style style:name="P23" style:family="paragraph" style:parent-style-name="Standard" style:list-style-name="L8">
      <style:text-properties officeooo:paragraph-rsid="000fce2d"/>
    </style:style>
    <style:style style:name="P24" style:family="paragraph" style:parent-style-name="Standard">
      <style:text-properties officeooo:rsid="00111ce4" officeooo:paragraph-rsid="00111ce4"/>
    </style:style>
    <style:style style:name="P25" style:family="paragraph" style:parent-style-name="Standard">
      <style:text-properties officeooo:rsid="00111ce4" officeooo:paragraph-rsid="0012e545"/>
    </style:style>
    <style:style style:name="P26" style:family="paragraph" style:parent-style-name="Standard" style:list-style-name="L3">
      <style:text-properties officeooo:rsid="00111ce4" officeooo:paragraph-rsid="0012e545"/>
    </style:style>
    <style:style style:name="P27" style:family="paragraph" style:parent-style-name="Standard">
      <style:text-properties officeooo:rsid="00111ce4" officeooo:paragraph-rsid="0014d0a9"/>
    </style:style>
    <style:style style:name="P28" style:family="paragraph" style:parent-style-name="Standard">
      <style:text-properties officeooo:paragraph-rsid="0012e545"/>
    </style:style>
    <style:style style:name="P29" style:family="paragraph" style:parent-style-name="Standard" style:list-style-name="L11">
      <style:text-properties officeooo:paragraph-rsid="0012e545"/>
    </style:style>
    <style:style style:name="P30" style:family="paragraph" style:parent-style-name="Standard" style:list-style-name="L12">
      <style:text-properties officeooo:paragraph-rsid="0012e545"/>
    </style:style>
    <style:style style:name="P31" style:family="paragraph" style:parent-style-name="Standard" style:list-style-name="L16">
      <style:text-properties officeooo:paragraph-rsid="0014d0a9"/>
    </style:style>
    <style:style style:name="P32" style:family="paragraph" style:parent-style-name="Standard" style:list-style-name="L18">
      <style:text-properties officeooo:paragraph-rsid="0014d0a9"/>
    </style:style>
    <style:style style:name="P33" style:family="paragraph" style:parent-style-name="Standard" style:list-style-name="L19">
      <style:text-properties officeooo:paragraph-rsid="0015aa22"/>
    </style:style>
    <style:style style:name="P34" style:family="paragraph" style:parent-style-name="Standard" style:list-style-name="L20">
      <style:text-properties officeooo:paragraph-rsid="0015aa22"/>
    </style:style>
    <style:style style:name="P35" style:family="paragraph" style:parent-style-name="Standard" style:list-style-name="L21">
      <style:text-properties officeooo:paragraph-rsid="0015aa22"/>
    </style:style>
    <style:style style:name="P36" style:family="paragraph" style:parent-style-name="Standard">
      <style:text-properties officeooo:rsid="0015aa22" officeooo:paragraph-rsid="0015aa22"/>
    </style:style>
    <style:style style:name="P37" style:family="paragraph" style:parent-style-name="Standard">
      <style:text-properties fo:font-size="12pt" fo:font-style="italic" officeooo:rsid="000e2820" officeooo:paragraph-rsid="00183e32" style:font-size-asian="12pt" style:font-style-asian="italic" style:font-size-complex="12pt" style:font-style-complex="italic"/>
    </style:style>
    <style:style style:name="P38" style:family="paragraph" style:parent-style-name="Standard">
      <style:text-properties fo:font-size="12pt" fo:font-style="italic" officeooo:rsid="000e2820" officeooo:paragraph-rsid="0018d824" style:font-size-asian="12pt" style:font-style-asian="italic" style:font-size-complex="12pt" style:font-style-complex="italic"/>
    </style:style>
    <style:style style:name="P39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0e2820"/>
    </style:style>
    <style:style style:name="P40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15aa22"/>
    </style:style>
    <style:style style:name="P41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11ce4" officeooo:paragraph-rsid="0012e545"/>
    </style:style>
    <style:style style:name="P42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11ce4" officeooo:paragraph-rsid="0014d0a9"/>
    </style:style>
    <style:style style:name="P43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officeooo:rsid="00111ce4" officeooo:paragraph-rsid="00111ce4"/>
    </style:style>
    <style:style style:name="P44" style:family="paragraph" style:parent-style-name="Standard">
      <style:paragraph-properties fo:break-before="page"/>
      <style:text-properties fo:font-size="16pt" fo:font-style="italic" officeooo:rsid="000e2820" officeooo:paragraph-rsid="000fce2d" style:font-size-asian="16pt" style:font-style-asian="italic" style:font-size-complex="16pt" style:font-style-complex="italic"/>
    </style:style>
    <style:style style:name="P45" style:family="paragraph" style:parent-style-name="Standard">
      <style:paragraph-properties fo:break-before="page"/>
      <style:text-properties fo:font-size="16pt" fo:font-style="italic" officeooo:rsid="000e2820" officeooo:paragraph-rsid="0014d0a9" style:font-size-asian="16pt" style:font-style-asian="italic" style:font-size-complex="16pt" style:font-style-complex="italic"/>
    </style:style>
    <style:style style:name="P46" style:family="paragraph" style:parent-style-name="Standard">
      <style:paragraph-properties fo:break-before="page"/>
      <style:text-properties fo:font-size="16pt" fo:font-style="italic" officeooo:rsid="000e2820" officeooo:paragraph-rsid="0015aa22" style:font-size-asian="16pt" style:font-style-asian="italic" style:font-size-complex="16pt" style:font-style-complex="italic"/>
    </style:style>
    <style:style style:name="P47" style:family="paragraph" style:parent-style-name="Standard">
      <style:paragraph-properties fo:break-before="page"/>
      <style:text-properties officeooo:rsid="00111ce4" officeooo:paragraph-rsid="00111ce4"/>
    </style:style>
    <style:style style:name="T1" style:family="text">
      <style:text-properties officeooo:rsid="000e2820"/>
    </style:style>
    <style:style style:name="T2" style:family="text">
      <style:text-properties fo:color="#ce181e"/>
    </style:style>
    <style:style style:name="T3" style:family="text">
      <style:text-properties fo:color="#00381f"/>
    </style:style>
    <style:style style:name="T4" style:family="text">
      <style:text-properties officeooo:rsid="000fce2d"/>
    </style:style>
    <style:style style:name="T5" style:family="text">
      <style:text-properties officeooo:rsid="00111ce4"/>
    </style:style>
    <style:style style:name="T6" style:family="text">
      <style:text-properties officeooo:rsid="0012e545"/>
    </style:style>
    <style:style style:name="T7" style:family="text">
      <style:text-properties officeooo:rsid="0014d0a9"/>
    </style:style>
    <style:style style:name="T8" style:family="text">
      <style:text-properties officeooo:rsid="0015aa22"/>
    </style:style>
    <style:style style:name="T9" style:family="text">
      <style:text-properties officeooo:rsid="00183e32"/>
    </style:style>
    <style:style style:name="T10" style:family="text">
      <style:text-properties officeooo:rsid="0018d82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ext:p text:style-name="P14"/>
      <text:p text:style-name="P14"/>
      <text:p text:style-name="P14">Request to : /<text:span text:style-name="T6">a</text:span>llAccounts</text:p>
      <text:p text:style-name="P1"/>
      <text:p text:style-name="P1"><text:span text:style-name="T2">Json sent to server</text:span> : </text:p>
      <text:list xml:id="list2199706517" text:style-name="L1">
        <text:list-item>
          <text:p text:style-name="P6">searchBy: {</text:p>
        </text:list-item>
      </text:list>
      <text:p text:style-name="P1"><text:s text:c="8"/><text:tab/><text:tab/>firstName: '',</text:p>
      <text:p text:style-name="P1"><text:s text:c="8"/><text:tab/><text:tab/>lastName: '',</text:p>
      <text:p text:style-name="P1"><text:s text:c="8"/><text:tab/><text:tab/>Email: '',</text:p>
      <text:p text:style-name="P1"><text:s text:c="8"/><text:tab/><text:tab/>userName: '',</text:p>
      <text:p text:style-name="P1"><text:s text:c="8"/><text:tab/><text:tab/>country: '',</text:p>
      <text:p text:style-name="P1"><text:s text:c="8"/><text:tab/><text:tab/>userType: '<text:span text:style-name="T8">string</text:span>',</text:p>
      <text:p text:style-name="P1"><text:s text:c="8"/><text:tab/><text:tab/>job: '',</text:p>
      <text:p text:style-name="P1"><text:s text:c="8"/><text:tab/><text:tab/>hasOpenClaim: '',</text:p>
      <text:p text:style-name="P1"><text:s text:c="8"/><text:tab/><text:tab/>accountStatus: '',</text:p>
      <text:p text:style-name="P1"><text:s text:c="8"/><text:tab/><text:tab/>numberType: '',</text:p>
      <text:p text:style-name="P1"><text:s text:c="8"/><text:tab/><text:tab/>numberValue: '',</text:p>
      <text:p text:style-name="P1"><text:tab/> <text:s text:c="5"/>},</text:p>
      <text:list xml:id="list2138410576" text:style-name="L2">
        <text:list-item>
          <text:p text:style-name="P11"><text:span text:style-name="T1">pageNumber : number</text:span></text:p>
        </text:list-item>
      </text:list>
      <text:p text:style-name="P1"/>
      <text:p text:style-name="P1"><text:span text:style-name="T3">Desired Response </text:span>: </text:p>
      <text:list xml:id="list311903015" text:style-name="L4">
        <text:list-item>
          <text:p text:style-name="P13"><text:span text:style-name="T1">currentRecords: Array of Json objects in form of : {</text:span></text:p>
          <text:list>
            <text:list-item>
              <text:list>
                <text:list-header>
                  <text:p text:style-name="P13">id : <text:span text:style-name="T1">user id,</text:span></text:p>
                </text:list-header>
              </text:list>
            </text:list-item>
          </text:list>
        </text:list-item>
      </text:list>
      <text:p text:style-name="P2"><text:tab/><text:tab/>profilePic: (string <text:s/>: encoded img),</text:p>
      <text:p text:style-name="P1"><text:tab/><text:tab/>firstName: ,</text:p>
      <text:p text:style-name="P1"><text:s text:c="8"/><text:tab/><text:tab/>lastName: ,</text:p>
      <text:p text:style-name="P1"><text:s text:c="8"/><text:tab/><text:tab/>Email: ,</text:p>
      <text:p text:style-name="P1"><text:s text:c="8"/><text:tab/><text:tab/>userName: '',</text:p>
      <text:p text:style-name="P1"><text:tab/>}</text:p>
      <text:list xml:id="list81001681" text:style-name="L3">
        <text:list-item>
          <text:p text:style-name="P12"><text:span text:style-name="T1">totalPageNum: ceil(number of all matching records / 20),</text:span></text:p>
        </text:list-item>
      </text:list>
      <text:p text:style-name="P39"/>
      <text:p text:style-name="P19">Request to : /allJobs</text:p>
      <text:p text:style-name="P19"/>
      <text:p text:style-name="P37"><text:span text:style-name="T3">Desired Response </text:span>: <text:span text:style-name="T9">Array of Json objects in form of : {</text:span></text:p>
      <text:p text:style-name="P37"><text:span text:style-name="T9"><text:s/><text:tab/> value : id assigned to that job</text:span></text:p>
      <text:p text:style-name="P37"><text:tab/><text:span text:style-name="T9">label : name of the job (string)</text:span></text:p>
      <text:p text:style-name="P37"><text:span text:style-name="T9">} <text:s/></text:span></text:p>
      <text:p text:style-name="P37"/>
      <text:p text:style-name="P37"><text:span text:style-name="T9">====&gt; example = [</text:span></text:p>
      <text:p text:style-name="P37"><text:s text:c="6"/>{ value: 1, label: '<text:span text:style-name="T9">teacher</text:span>' },</text:p>
      <text:p text:style-name="P37"><text:s text:c="6"/>{ value: 2, label: '<text:span text:style-name="T9">student</text:span>' },</text:p>
      <text:p text:style-name="P37"><text:s text:c="6"/>{ value: 3, label: '<text:span text:style-name="T9">driver</text:span>' },</text:p>
      <text:p text:style-name="P37"><text:s text:c="4"/>];</text:p>
      <text:p text:style-name="P44"/>
      <text:p text:style-name="P15"/>
      <text:p text:style-name="P15"/>
      <text:p text:style-name="P15">Request to : /<text:span text:style-name="T6">userDetails</text:span></text:p>
      <text:p text:style-name="P2"/>
      <text:p text:style-name="P2"><text:span text:style-name="T2">Json sent to server</text:span> : </text:p>
      <text:list xml:id="list222503490335459" text:continue-list="list2199706517" text:style-name="L1">
        <text:list-item>
          <text:p text:style-name="P7"><text:span text:style-name="T4">id</text:span>: <text:span text:style-name="T4">user id</text:span></text:p>
        </text:list-item>
      </text:list>
      <text:p text:style-name="P2"/>
      <text:p text:style-name="P2"><text:span text:style-name="T3">Desired Response </text:span>: <text:span text:style-name="T5">{</text:span></text:p>
      <text:list xml:id="list4084890981" text:style-name="L8">
        <text:list-item>
          <text:p text:style-name="P23">firstName,</text:p>
        </text:list-item>
      </text:list>
      <text:list xml:id="list349075788" text:style-name="L6">
        <text:list-item>
          <text:p text:style-name="P21">lastName ,</text:p>
        </text:list-item>
        <text:list-item>
          <text:p text:style-name="P21">contractName,</text:p>
        </text:list-item>
        <text:list-item>
          <text:p text:style-name="P21">phoneNumber,</text:p>
        </text:list-item>
        <text:list-item>
          <text:p text:style-name="P21">mobileNumber,</text:p>
        </text:list-item>
        <text:list-item>
          <text:p text:style-name="P21">faxNumber,</text:p>
        </text:list-item>
        <text:list-item>
          <text:p text:style-name="P21">homepage,</text:p>
        </text:list-item>
        <text:list-item>
          <text:p text:style-name="P21">VatId,</text:p>
        </text:list-item>
        <text:list-item>
          <text:p text:style-name="P21">dateOfBirth ,</text:p>
        </text:list-item>
        <text:list-item>
          <text:p text:style-name="P21">psn ,</text:p>
        </text:list-item>
        <text:list-item>
          <text:p text:style-name="P21">discount;</text:p>
        </text:list-item>
        <text:list-item>
          <text:p text:style-name="P21">userCategory :<text:span text:style-name="T4">( name of the category not id) </text:span>,</text:p>
        </text:list-item>
        <text:list-item>
          <text:p text:style-name="P21">userSubCategory ,</text:p>
        </text:list-item>
        <text:list-item>
          <text:p text:style-name="P21">userActivitionStatus,</text:p>
        </text:list-item>
        <text:list-item>
          <text:p text:style-name="P21">currency,</text:p>
        </text:list-item>
        <text:list-item>
          <text:p text:style-name="P21">languageId ,</text:p>
        </text:list-item>
        <text:list-item>
          <text:p text:style-name="P21">job,</text:p>
        </text:list-item>
        <text:list-item>
          <text:p text:style-name="P21">email,</text:p>
        </text:list-item>
        <text:list-item>
          <text:p text:style-name="P21">username,</text:p>
        </text:list-item>
        <text:list-item>
          <text:p text:style-name="P21">password nvarchar(50), <text:span text:style-name="T4">(if we are allowed to show the password send it to client)</text:span></text:p>
        </text:list-item>
        <text:list-item>
          <text:p text:style-name="P21">emailConfirmed : <text:span text:style-name="T4">(</text:span>boolean<text:span text:style-name="T4">)</text:span>,</text:p>
        </text:list-item>
        <text:list-item>
          <text:p text:style-name="P21">profilePic : <text:span text:style-name="T1">(string <text:s/>: encoded img),</text:span></text:p>
        </text:list-item>
        <text:list-item>
          <text:p text:style-name="P21">bio ,</text:p>
        </text:list-item>
        <text:list-item>
          <text:p text:style-name="P22">createdAt datetime ,</text:p>
        </text:list-item>
        <text:list-item>
          <text:p text:style-name="P22">updatedAt datetime,</text:p>
        </text:list-item>
      </text:list>
      <text:p text:style-name="P24">}</text:p>
      <text:p text:style-name="P43"/>
      <text:p text:style-name="P24"/>
      <text:p text:style-name="P20">Request to : /all<text:span text:style-name="T10">Countries</text:span></text:p>
      <text:p text:style-name="P20"/>
      <text:p text:style-name="P38"><text:span text:style-name="T3">Desired Response </text:span>: <text:span text:style-name="T9">Array of Json objects in form of : {</text:span></text:p>
      <text:p text:style-name="P38"><text:span text:style-name="T9"><text:s/><text:tab/> value : id assigned to that country</text:span></text:p>
      <text:p text:style-name="P38"><text:tab/><text:span text:style-name="T9">label : name of the country (string)</text:span></text:p>
      <text:p text:style-name="P38"><text:span text:style-name="T9">} <text:s/></text:span></text:p>
      <text:p text:style-name="P38"/>
      <text:p text:style-name="P38"><text:span text:style-name="T9">====&gt; example = [</text:span></text:p>
      <text:p text:style-name="P38"><text:s text:c="6"/>{ value: 1, label: '<text:span text:style-name="T10">iran</text:span>' },</text:p>
      <text:p text:style-name="P38"><text:s text:c="6"/>{ value: 2, label: '<text:span text:style-name="T10">london</text:span>' },</text:p>
      <text:p text:style-name="P38"><text:s text:c="6"/>{ value: 3, label: '<text:span text:style-name="T10">paris</text:span>' },</text:p>
      <text:p text:style-name="P38"><text:s text:c="4"/>];</text:p>
      <text:p text:style-name="P47"/>
      <text:p text:style-name="P16"/>
      <text:p text:style-name="P16"/>
      <text:p text:style-name="P16">Request to : /<text:span text:style-name="T6">allClaims</text:span></text:p>
      <text:p text:style-name="P3"/>
      <text:p text:style-name="P3"><text:span text:style-name="T2">Json sent to server</text:span> : </text:p>
      <text:list xml:id="list222502647566884" text:continue-list="list222503490335459" text:style-name="L1">
        <text:list-item>
          <text:p text:style-name="P8"><text:span text:style-name="T6">searchBy :{</text:span></text:p>
        </text:list-item>
      </text:list>
      <text:p text:style-name="P28"><text:s text:c="6"/><text:tab/><text:tab/>senderF<text:span text:style-name="T6">irst</text:span>N<text:span text:style-name="T6">ame</text:span>: '',</text:p>
      <text:p text:style-name="P28"><text:s text:c="7"/><text:tab/><text:tab/>senderL<text:span text:style-name="T6">ast</text:span>N<text:span text:style-name="T6">ame</text:span>: '',</text:p>
      <text:p text:style-name="P28"><text:s text:c="6"/><text:tab/><text:tab/>senderEmail: '',</text:p>
      <text:p text:style-name="P28"><text:s text:c="8"/><text:tab/><text:tab/>senderU<text:span text:style-name="T6">ser</text:span>N<text:span text:style-name="T6">ame</text:span>: '',</text:p>
      <text:p text:style-name="P28"><text:s text:c="8"/><text:tab/><text:tab/>recieverF<text:span text:style-name="T6">irst</text:span>N<text:span text:style-name="T6">ame</text:span>: '',</text:p>
      <text:p text:style-name="P28"><text:s text:c="8"/><text:tab/><text:tab/>recieverL<text:span text:style-name="T6">ast</text:span>N<text:span text:style-name="T6">ame</text:span>: '',</text:p>
      <text:p text:style-name="P28"><text:s text:c="8"/><text:tab/><text:tab/>recieverEmail: '',</text:p>
      <text:p text:style-name="P28"><text:s text:c="8"/><text:tab/><text:tab/>recieverU<text:span text:style-name="T6">ser</text:span>N<text:span text:style-name="T6">ame</text:span>: '',</text:p>
      <text:p text:style-name="P28"><text:s text:c="8"/><text:tab/><text:tab/>claimStatus: '',</text:p>
      <text:p text:style-name="P28"><text:s text:c="6"/>},</text:p>
      <text:list xml:id="list2677451677" text:style-name="L12">
        <text:list-item>
          <text:p text:style-name="P30"><text:span text:style-name="T6">pageNumber : number</text:span></text:p>
        </text:list-item>
      </text:list>
      <text:p text:style-name="P3"/>
      <text:p text:style-name="P3"><text:span text:style-name="T3">Desired Response </text:span>: </text:p>
      <text:list xml:id="list3688133892" text:style-name="L11">
        <text:list-item>
          <text:p text:style-name="P29"><text:span text:style-name="T6">currentRecords : Array of Json objects in form of :</text:span></text:p>
          <text:p text:style-name="P29"><text:span text:style-name="T6">{</text:span></text:p>
          <text:list>
            <text:list-item>
              <text:list>
                <text:list-item>
                  <text:p text:style-name="P29">id : <text:span text:style-name="T6">claim id</text:span>,</text:p>
                </text:list-item>
                <text:list-item>
                  <text:p text:style-name="P29">senderUserName,</text:p>
                </text:list-item>
                <text:list-item>
                  <text:p text:style-name="P29">receiverUserName,</text:p>
                </text:list-item>
                <text:list-item>
                  <text:p text:style-name="P29">msgStatus,</text:p>
                </text:list-item>
                <text:list-item>
                  <text:p text:style-name="P29">repliedMsgId,</text:p>
                </text:list-item>
                <text:list-item>
                  <text:p text:style-name="P29">status,</text:p>
                </text:list-item>
              </text:list>
            </text:list-item>
          </text:list>
        </text:list-item>
      </text:list>
      <text:p text:style-name="P25"><text:tab/>},</text:p>
      <text:list xml:id="list222502942802205" text:continue-list="list81001681" text:style-name="L3">
        <text:list-item>
          <text:p text:style-name="P26"><text:span text:style-name="T1">totalPageNum: ceil(number of all matching records / 20),</text:span></text:p>
        </text:list-item>
      </text:list>
      <text:p text:style-name="P25"/>
      <text:p text:style-name="P41"/>
      <text:p text:style-name="P25"/>
      <text:p text:style-name="P45"/>
      <text:p text:style-name="P17"/>
      <text:p text:style-name="P17"/>
      <text:p text:style-name="P17">Request to : /<text:span text:style-name="T7">claimDetails</text:span></text:p>
      <text:p text:style-name="P4"/>
      <text:p text:style-name="P4"><text:span text:style-name="T2">Json sent to server</text:span> : </text:p>
      <text:list xml:id="list222502822891065" text:continue-list="list222502647566884" text:style-name="L1">
        <text:list-item>
          <text:p text:style-name="P9"><text:span text:style-name="T4">id</text:span>: <text:span text:style-name="T7">claim id</text:span></text:p>
        </text:list-item>
      </text:list>
      <text:p text:style-name="P4"/>
      <text:p text:style-name="P4"><text:span text:style-name="T3">Desired Response </text:span>: <text:span text:style-name="T5">{</text:span></text:p>
      <text:list xml:id="list2708131632" text:style-name="L18">
        <text:list-item>
          <text:p text:style-name="P32">id ,</text:p>
        </text:list-item>
      </text:list>
      <text:list xml:id="list2307308338" text:style-name="L16">
        <text:list-item>
          <text:p text:style-name="P31">messageHtml nvarchar(10000),</text:p>
        </text:list-item>
        <text:list-item>
          <text:p text:style-name="P31">senderUser<text:span text:style-name="T8">name</text:span> ,</text:p>
        </text:list-item>
        <text:list-item>
          <text:p text:style-name="P31">receiverUser<text:span text:style-name="T8">name</text:span> ,</text:p>
        </text:list-item>
        <text:list-item>
          <text:p text:style-name="P31">actionUser<text:span text:style-name="T8">name</text:span>,</text:p>
        </text:list-item>
        <text:list-item>
          <text:p text:style-name="P31">repliedMessageId,</text:p>
        </text:list-item>
        <text:list-item>
          <text:p text:style-name="P31">customerOrderId ,</text:p>
        </text:list-item>
        <text:list-item>
          <text:p text:style-name="P31">messageStatus,</text:p>
        </text:list-item>
        <text:list-item>
          <text:p text:style-name="P31">acceptedAdmin<text:span text:style-name="T8">Username</text:span>,</text:p>
        </text:list-item>
        <text:list-item>
          <text:p text:style-name="P31">isFinished : <text:span text:style-name="T8">bool</text:span>,</text:p>
        </text:list-item>
        <text:list-item>
          <text:p text:style-name="P31">imageAddress nvarchar(300),</text:p>
        </text:list-item>
        <text:list-item>
          <text:p text:style-name="P31">createdAt datetime,</text:p>
        </text:list-item>
        <text:list-item>
          <text:p text:style-name="P31">updatedAt datetime,</text:p>
        </text:list-item>
      </text:list>
      <text:p text:style-name="P27">}</text:p>
      <text:p text:style-name="P27"/>
      <text:p text:style-name="P27"/>
      <text:p text:style-name="P42"/>
      <text:p text:style-name="P27"/>
      <text:p text:style-name="P46">Request to : /<text:span text:style-name="T6">a</text:span>ll<text:span text:style-name="T8">Comments</text:span></text:p>
      <text:p text:style-name="P5"/>
      <text:p text:style-name="P5"><text:span text:style-name="T2">Json sent to server</text:span> : </text:p>
      <text:list xml:id="list222503409332205" text:continue-list="list222502822891065" text:style-name="L1">
        <text:list-item>
          <text:p text:style-name="P10">searchBy: {</text:p>
        </text:list-item>
      </text:list>
      <text:p text:style-name="P5"><text:s text:c="8"/><text:tab/><text:tab/><text:span text:style-name="T8">ProductName : ‘string’</text:span></text:p>
      <text:p text:style-name="P5"><text:tab/> <text:s text:c="5"/>},</text:p>
      <text:list xml:id="list2174686939" text:style-name="L19">
        <text:list-item>
          <text:p text:style-name="P33"><text:span text:style-name="T1">pageNumber : number</text:span></text:p>
        </text:list-item>
      </text:list>
      <text:p text:style-name="P5"/>
      <text:p text:style-name="P5"><text:span text:style-name="T3">Desired Response </text:span>: </text:p>
      <text:list xml:id="list1448667858" text:style-name="L20">
        <text:list-item>
          <text:p text:style-name="P34"><text:span text:style-name="T1">currentRecords: Array of Json objects in form of : {</text:span></text:p>
          <text:list>
            <text:list-item>
              <text:list>
                <text:list-header>
                  <text:p text:style-name="P34">id : <text:span text:style-name="T1">user id,</text:span></text:p>
                </text:list-header>
              </text:list>
            </text:list-item>
          </text:list>
        </text:list-item>
      </text:list>
      <text:p text:style-name="P5"><text:s text:c="8"/><text:tab/><text:tab/>userName: <text:span text:style-name="T8">username of the person who commented</text:span>,</text:p>
      <text:p text:style-name="P5"><text:s text:c="10"/><text:tab/><text:tab/>productNam<text:span text:style-name="T8">e,</text:span></text:p>
      <text:p text:style-name="P5"><text:s text:c="9"/><text:tab/><text:tab/> repliedCommentId,</text:p>
      <text:p text:style-name="P36"><text:tab/><text:tab/>status : comment status (should be pending :) )</text:p>
      <text:p text:style-name="P36"><text:tab/><text:tab/>text : comment text</text:p>
      <text:p text:style-name="P36"><text:tab/><text:tab/>createdAt : datetime</text:p>
      <text:p text:style-name="P5"><text:tab/></text:p>
      <text:p text:style-name="P5"><text:tab/>}</text:p>
      <text:p text:style-name="P5"/>
      <text:list xml:id="list643111228" text:style-name="L21">
        <text:list-item>
          <text:p text:style-name="P35"><text:span text:style-name="T1">totalPageNum: ceil(number of all matching records / 20),</text:span></text:p>
        </text:list-item>
      </text:list>
      <text:p text:style-name="P40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7T21:41:32.538881591</meta:creation-date>
    <dc:date>2019-08-27T22:25:00.811803232</dc:date>
    <meta:editing-duration>PT30M51S</meta:editing-duration>
    <meta:editing-cycles>6</meta:editing-cycles>
    <meta:generator>LibreOffice/6.0.6.2$Linux_X86_64 LibreOffice_project/00m0$Build-2</meta:generator>
    <meta:document-statistic meta:table-count="0" meta:image-count="0" meta:object-count="0" meta:page-count="5" meta:paragraph-count="137" meta:word-count="498" meta:character-count="3060" meta:non-whitespace-character-count="2390"/>
  </office:meta>
</office:document-meta>
</file>